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8.52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11.24mm"/>
    </style:style>
    <style:style style:name="co10" style:family="table-column">
      <style:table-column-properties fo:break-before="auto" style:column-width="12.07mm"/>
    </style:style>
    <style:style style:name="co11" style:family="table-column">
      <style:table-column-properties fo:break-before="auto" style:column-width="22.95mm"/>
    </style:style>
    <style:style style:name="co12" style:family="table-column">
      <style:table-column-properties fo:break-before="auto" style:column-width="11.78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le_ic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gmis</text:p>
          </table:table-cell>
          <table:table-cell table:style-name="ce1" office:value-type="string" calcext:value-type="string">
            <text:p>bases</text:p>
          </table:table-cell>
          <table:table-cell table:style-name="ce1" office:value-type="string" calcext:value-type="string">
            <text:p>models</text:p>
          </table:table-cell>
          <table:table-cell table:style-name="ce1" office:value-type="string" calcext:value-type="string">
            <text:p>iter</text:p>
          </table:table-cell>
          <table:table-cell table:style-name="ce1" office:value-type="string" calcext:value-type="string">
            <text:p>cuts</text:p>
          </table:table-cell>
          <table:table-cell table:style-name="ce1" office:value-type="string" calcext:value-type="string">
            <text:p>tcuts</text:p>
          </table:table-cell>
          <table:table-cell table:style-name="ce1" office:value-type="string" calcext:value-type="string">
            <text:p>proof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gmi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gmi_p</text:p>
          </table:table-cell>
          <table:table-cell table:style-name="ce1" office:value-type="string" calcext:value-type="string">
            <text:p>sep_p</text:p>
          </table:table-cell>
          <table:table-cell table:style-name="ce1"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teams</text:p>
          </table:table-cell>
          <table:table-cell office:value-type="float" office:value="14400.01" calcext:value-type="float">
            <text:p>14400.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7.14" calcext:value-type="float">
            <text:p>57.1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r03</text:p>
          </table:table-cell>
          <table:table-cell office:value-type="float" office:value="0.738887" calcext:value-type="float">
            <text:p>0.7388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r04</text:p>
          </table:table-cell>
          <table:table-cell office:value-type="float" office:value="14400.09" calcext:value-type="float">
            <text:p>14400.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8.1" calcext:value-type="float">
            <text:p>8.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r05</text:p>
          </table:table-cell>
          <table:table-cell office:value-type="float" office:value="14401.01" calcext:value-type="float">
            <text:p>14401.01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table:number-columns-repeated="4" office:value-type="float" office:value="4.63" calcext:value-type="float">
            <text:p>4.6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ki001</text:p>
          </table:table-cell>
          <table:table-cell office:value-type="float" office:value="14736.69" calcext:value-type="float">
            <text:p>14736.6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ll3a</text:p>
          </table:table-cell>
          <table:table-cell office:value-type="float" office:value="1526.5" calcext:value-type="float">
            <text:p>1526.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Y</text:p>
          </table:table-cell>
          <table:table-cell office:value-type="float" office:value="-0" calcext:value-type="float">
            <text:p>0</text:p>
          </table:table-cell>
          <table:table-cell office:value-type="float" office:value="39.08" calcext:value-type="float">
            <text:p>39.08</text:p>
          </table:table-cell>
          <table:table-cell office:value-type="float" office:value="56.05" calcext:value-type="float">
            <text:p>56.05</text:p>
          </table:table-cell>
          <table:table-cell office:value-type="float" office:value="39.08" calcext:value-type="float">
            <text:p>39.08</text:p>
          </table:table-cell>
          <table:table-cell office:value-type="float" office:value="56.05" calcext:value-type="float">
            <text:p>56.0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ll5</text:p>
          </table:table-cell>
          <table:table-cell office:value-type="float" office:value="700.18" calcext:value-type="float">
            <text:p>700.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.53</text:p>
          </table:table-cell>
          <table:table-cell office:value-type="float" office:value="18" calcext:value-type="float">
            <text:p>18</text:p>
          </table:table-cell>
          <table:table-cell office:value-type="float" office:value="14.53" calcext:value-type="float">
            <text:p>14.53</text:p>
          </table:table-cell>
          <table:table-cell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nd2</text:p>
          </table:table-cell>
          <table:table-cell office:value-type="float" office:value="3019.78" calcext:value-type="float">
            <text:p>3019.7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6.03" calcext:value-type="float">
            <text:p>16.03</text:p>
          </table:table-cell>
          <table:table-cell office:value-type="float" office:value="18.76" calcext:value-type="float">
            <text:p>18.76</text:p>
          </table:table-cell>
          <table:table-cell office:value-type="float" office:value="16.03" calcext:value-type="float">
            <text:p>16.03</text:p>
          </table:table-cell>
          <table:table-cell office:value-type="float" office:value="18.76" calcext:value-type="float">
            <text:p>18.7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6000</text:p>
          </table:table-cell>
          <table:table-cell office:value-type="float" office:value="14401.09" calcext:value-type="float">
            <text:p>14401.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39.91" calcext:value-type="float">
            <text:p>39.91</text:p>
          </table:table-cell>
          <table:table-cell office:value-type="float" office:value="40.07" calcext:value-type="float">
            <text:p>40.07</text:p>
          </table:table-cell>
          <table:table-cell office:value-type="float" office:value="39.91" calcext:value-type="float">
            <text:p>39.91</text:p>
          </table:table-cell>
          <table:table-cell office:value-type="float" office:value="40.07" calcext:value-type="float">
            <text:p>40.07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no3mip</text:p>
          </table:table-cell>
          <table:table-cell office:value-type="float" office:value="14401.36" calcext:value-type="float">
            <text:p>14401.3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noint</text:p>
          </table:table-cell>
          <table:table-cell office:value-type="float" office:value="14400.57" calcext:value-type="float">
            <text:p>14400.5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.74" calcext:value-type="float">
            <text:p>1.74</text:p>
          </table:table-cell>
          <table:table-cell office:value-type="float" office:value="0.26" calcext:value-type="float">
            <text:p>0.26</text:p>
          </table:table-cell>
          <table:table-cell office:value-type="float" office:value="1.74" calcext:value-type="float">
            <text:p>1.7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cmulti</text:p>
          </table:table-cell>
          <table:table-cell office:value-type="float" office:value="14070.21" calcext:value-type="float">
            <text:p>14070.2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83" calcext:value-type="float">
            <text:p>58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48.05" calcext:value-type="float">
            <text:p>48.05</text:p>
          </table:table-cell>
          <table:table-cell office:value-type="float" office:value="52.46" calcext:value-type="float">
            <text:p>52.46</text:p>
          </table:table-cell>
          <table:table-cell office:value-type="float" office:value="48.05" calcext:value-type="float">
            <text:p>48.05</text:p>
          </table:table-cell>
          <table:table-cell office:value-type="float" office:value="52.46" calcext:value-type="float">
            <text:p>52.46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sbmip</text:p>
          </table:table-cell>
          <table:table-cell office:value-type="float" office:value="14961.07" calcext:value-type="float">
            <text:p>14961.0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out</text:p>
          </table:table-cell>
          <table:table-cell office:value-type="float" office:value="49.31" calcext:value-type="float">
            <text:p>49.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65.07" calcext:value-type="float">
            <text:p>65.07</text:p>
          </table:table-cell>
          <table:table-cell office:value-type="float" office:value="84" calcext:value-type="float">
            <text:p>84</text:p>
          </table:table-cell>
          <table:table-cell office:value-type="float" office:value="65.07" calcext:value-type="float">
            <text:p>65.07</text:p>
          </table:table-cell>
          <table:table-cell office:value-type="float" office:value="84" calcext:value-type="float">
            <text:p>84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nigma</text:p>
          </table:table-cell>
          <table:table-cell office:value-type="float" office:value="242.7" calcext:value-type="float">
            <text:p>242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0507</text:p>
          </table:table-cell>
          <table:table-cell office:value-type="float" office:value="14400.21" calcext:value-type="float">
            <text:p>14400.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ber</text:p>
          </table:table-cell>
          <table:table-cell office:value-type="float" office:value="14400.69" calcext:value-type="float">
            <text:p>14400.6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70.34" calcext:value-type="float">
            <text:p>70.34</text:p>
          </table:table-cell>
          <table:table-cell office:value-type="float" office:value="70.77" calcext:value-type="float">
            <text:p>70.77</text:p>
          </table:table-cell>
          <table:table-cell office:value-type="float" office:value="70.34" calcext:value-type="float">
            <text:p>70.34</text:p>
          </table:table-cell>
          <table:table-cell office:value-type="float" office:value="70.77" calcext:value-type="float">
            <text:p>70.7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xnet6</text:p>
          </table:table-cell>
          <table:table-cell office:value-type="float" office:value="13205.91" calcext:value-type="float">
            <text:p>13205.9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22.64" calcext:value-type="float">
            <text:p>22.64</text:p>
          </table:table-cell>
          <table:table-cell office:value-type="float" office:value="26.44" calcext:value-type="float">
            <text:p>26.44</text:p>
          </table:table-cell>
          <table:table-cell office:value-type="float" office:value="22.64" calcext:value-type="float">
            <text:p>22.64</text:p>
          </table:table-cell>
          <table:table-cell office:value-type="float" office:value="26.44" calcext:value-type="float">
            <text:p>26.4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ugpl</text:p>
          </table:table-cell>
          <table:table-cell office:value-type="float" office:value="101.58" calcext:value-type="float">
            <text:p>101.5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-0" calcext:value-type="float">
            <text:p>0</text:p>
          </table:table-cell>
          <table:table-cell office:value-type="float" office:value="10.75" calcext:value-type="float">
            <text:p>10.75</text:p>
          </table:table-cell>
          <table:table-cell office:value-type="float" office:value="62.68" calcext:value-type="float">
            <text:p>62.68</text:p>
          </table:table-cell>
          <table:table-cell office:value-type="float" office:value="10.75" calcext:value-type="float">
            <text:p>10.75</text:p>
          </table:table-cell>
          <table:table-cell office:value-type="float" office:value="62.68" calcext:value-type="float">
            <text:p>62.6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</text:p>
          </table:table-cell>
          <table:table-cell office:value-type="float" office:value="14400.23" calcext:value-type="float">
            <text:p>14400.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4.72" calcext:value-type="float">
            <text:p>4.72</text:p>
          </table:table-cell>
          <table:table-cell office:value-type="float" office:value="1.27" calcext:value-type="float">
            <text:p>1.27</text:p>
          </table:table-cell>
          <table:table-cell office:value-type="float" office:value="4.72" calcext:value-type="float">
            <text:p>4.7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a2</text:p>
          </table:table-cell>
          <table:table-cell office:value-type="float" office:value="14400.15" calcext:value-type="float">
            <text:p>14400.1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27.68" calcext:value-type="float">
            <text:p>27.68</text:p>
          </table:table-cell>
          <table:table-cell office:value-type="float" office:value="30.13" calcext:value-type="float">
            <text:p>30.13</text:p>
          </table:table-cell>
          <table:table-cell office:value-type="float" office:value="27.68" calcext:value-type="float">
            <text:p>27.68</text:p>
          </table:table-cell>
          <table:table-cell office:value-type="float" office:value="30.13" calcext:value-type="float">
            <text:p>30.1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a2_o</text:p>
          </table:table-cell>
          <table:table-cell office:value-type="float" office:value="14400.14" calcext:value-type="float">
            <text:p>14400.1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29.19" calcext:value-type="float">
            <text:p>29.19</text:p>
          </table:table-cell>
          <table:table-cell office:value-type="float" office:value="30.46" calcext:value-type="float">
            <text:p>30.46</text:p>
          </table:table-cell>
          <table:table-cell office:value-type="float" office:value="29.19" calcext:value-type="float">
            <text:p>29.19</text:p>
          </table:table-cell>
          <table:table-cell office:value-type="float" office:value="30.46" calcext:value-type="float">
            <text:p>30.4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a3</text:p>
          </table:table-cell>
          <table:table-cell office:value-type="float" office:value="14400.31" calcext:value-type="float">
            <text:p>14400.3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19.54" calcext:value-type="float">
            <text:p>19.54</text:p>
          </table:table-cell>
          <table:table-cell office:value-type="float" office:value="32.03" calcext:value-type="float">
            <text:p>32.03</text:p>
          </table:table-cell>
          <table:table-cell office:value-type="float" office:value="19.54" calcext:value-type="float">
            <text:p>19.54</text:p>
          </table:table-cell>
          <table:table-cell office:value-type="float" office:value="32.03" calcext:value-type="float">
            <text:p>32.0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a3_o</text:p>
          </table:table-cell>
          <table:table-cell office:value-type="float" office:value="14400.24" calcext:value-type="float">
            <text:p>14400.2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1" calcext:value-type="float">
            <text:p>46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59.12" calcext:value-type="float">
            <text:p>59.12</text:p>
          </table:table-cell>
          <table:table-cell office:value-type="float" office:value="72.03" calcext:value-type="float">
            <text:p>72.03</text:p>
          </table:table-cell>
          <table:table-cell office:value-type="float" office:value="59.12" calcext:value-type="float">
            <text:p>59.12</text:p>
          </table:table-cell>
          <table:table-cell office:value-type="float" office:value="72.03" calcext:value-type="float">
            <text:p>72.0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t2</text:p>
          </table:table-cell>
          <table:table-cell office:value-type="float" office:value="43.26" calcext:value-type="float">
            <text:p>43.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59.85" calcext:value-type="float">
            <text:p>59.85</text:p>
          </table:table-cell>
          <table:table-cell office:value-type="float" office:value="100" calcext:value-type="float">
            <text:p>100</text:p>
          </table:table-cell>
          <table:table-cell office:value-type="float" office:value="59.85" calcext:value-type="float">
            <text:p>59.85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p2</text:p>
          </table:table-cell>
          <table:table-cell office:value-type="float" office:value="14401.5" calcext:value-type="float">
            <text:p>14401.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24.12" calcext:value-type="float">
            <text:p>24.12</text:p>
          </table:table-cell>
          <table:table-cell office:value-type="float" office:value="26.94" calcext:value-type="float">
            <text:p>26.94</text:p>
          </table:table-cell>
          <table:table-cell office:value-type="float" office:value="24.12" calcext:value-type="float">
            <text:p>24.12</text:p>
          </table:table-cell>
          <table:table-cell office:value-type="float" office:value="26.94" calcext:value-type="float">
            <text:p>26.9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hb05250</text:p>
          </table:table-cell>
          <table:table-cell office:value-type="float" office:value="3276.21" calcext:value-type="float">
            <text:p>3276.2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74.34" calcext:value-type="float">
            <text:p>74.34</text:p>
          </table:table-cell>
          <table:table-cell office:value-type="float" office:value="80.39" calcext:value-type="float">
            <text:p>80.39</text:p>
          </table:table-cell>
          <table:table-cell office:value-type="float" office:value="74.34" calcext:value-type="float">
            <text:p>74.34</text:p>
          </table:table-cell>
          <table:table-cell office:value-type="float" office:value="80.39" calcext:value-type="float">
            <text:p>80.39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52lav</text:p>
          </table:table-cell>
          <table:table-cell office:value-type="float" office:value="9557.25" calcext:value-type="float">
            <text:p>9557.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table:number-columns-repeated="4" office:value-type="float" office:value="12.91" calcext:value-type="float">
            <text:p>12.9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seu</text:p>
          </table:table-cell>
          <table:table-cell office:value-type="float" office:value="1198.26" calcext:value-type="float">
            <text:p>1198.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37.01" calcext:value-type="float">
            <text:p>37.01</text:p>
          </table:table-cell>
          <table:table-cell office:value-type="float" office:value="37.58" calcext:value-type="float">
            <text:p>37.58</text:p>
          </table:table-cell>
          <table:table-cell office:value-type="float" office:value="37.01" calcext:value-type="float">
            <text:p>37.01</text:p>
          </table:table-cell>
          <table:table-cell office:value-type="float" office:value="37.58" calcext:value-type="float">
            <text:p>37.5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kshare1</text:p>
          </table:table-cell>
          <table:table-cell office:value-type="float" office:value="75.42" calcext:value-type="float">
            <text:p>75.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kshare2</text:p>
          </table:table-cell>
          <table:table-cell office:value-type="float" office:value="473.25" calcext:value-type="float">
            <text:p>473.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74</text:p>
          </table:table-cell>
          <table:table-cell office:value-type="float" office:value="3867.06" calcext:value-type="float">
            <text:p>3867.0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6.79" calcext:value-type="float">
            <text:p>6.79</text:p>
          </table:table-cell>
          <table:table-cell office:value-type="float" office:value="6.67" calcext:value-type="float">
            <text:p>6.67</text:p>
          </table:table-cell>
          <table:table-cell office:value-type="float" office:value="6.79" calcext:value-type="float">
            <text:p>6.79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76</text:p>
          </table:table-cell>
          <table:table-cell office:value-type="float" office:value="583.5" calcext:value-type="float">
            <text:p>583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-0" calcext:value-type="float">
            <text:p>0</text:p>
          </table:table-cell>
          <table:table-cell office:value-type="float" office:value="6.42" calcext:value-type="float">
            <text:p>6.42</text:p>
          </table:table-cell>
          <table:table-cell office:value-type="float" office:value="6.44" calcext:value-type="float">
            <text:p>6.44</text:p>
          </table:table-cell>
          <table:table-cell office:value-type="float" office:value="6.42" calcext:value-type="float">
            <text:p>6.42</text:p>
          </table:table-cell>
          <table:table-cell office:value-type="float" office:value="6.44" calcext:value-type="float">
            <text:p>6.4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c03</text:p>
          </table:table-cell>
          <table:table-cell office:value-type="float" office:value="1728.29" calcext:value-type="float">
            <text:p>1728.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c06</text:p>
          </table:table-cell>
          <table:table-cell office:value-type="float" office:value="12382.86" calcext:value-type="float">
            <text:p>12382.8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31.38" calcext:value-type="float">
            <text:p>31.38</text:p>
          </table:table-cell>
          <table:table-cell office:value-type="float" office:value="38.17" calcext:value-type="float">
            <text:p>38.17</text:p>
          </table:table-cell>
          <table:table-cell office:value-type="float" office:value="31.38" calcext:value-type="float">
            <text:p>31.38</text:p>
          </table:table-cell>
          <table:table-cell office:value-type="float" office:value="38.17" calcext:value-type="float">
            <text:p>38.1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c07</text:p>
          </table:table-cell>
          <table:table-cell office:value-type="float" office:value="7943.01" calcext:value-type="float">
            <text:p>7943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2" calcext:value-type="float">
            <text:p>0.7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tre</text:p>
          </table:table-cell>
          <table:table-cell office:value-type="float" office:value="14400.75" calcext:value-type="float">
            <text:p>14400.75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46.04" calcext:value-type="float">
            <text:p>46.04</text:p>
          </table:table-cell>
          <table:table-cell office:value-type="float" office:value="52.82" calcext:value-type="float">
            <text:p>52.82</text:p>
          </table:table-cell>
          <table:table-cell office:value-type="float" office:value="46.04" calcext:value-type="float">
            <text:p>46.04</text:p>
          </table:table-cell>
          <table:table-cell office:value-type="float" office:value="52.82" calcext:value-type="float">
            <text:p>52.8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kc</text:p>
          </table:table-cell>
          <table:table-cell office:value-type="float" office:value="14400.72" calcext:value-type="float">
            <text:p>14400.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table:number-columns-repeated="4" office:value-type="float" office:value="10.56" calcext:value-type="float">
            <text:p>10.5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008</text:p>
          </table:table-cell>
          <table:table-cell office:value-type="float" office:value="11.63" calcext:value-type="float">
            <text:p>11.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1.62" calcext:value-type="float">
            <text:p>21.6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010</text:p>
          </table:table-cell>
          <table:table-cell office:value-type="float" office:value="0.267958" calcext:value-type="float">
            <text:p>0.2679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float" office:value="0.000000209422" calcext:value-type="float">
            <text:p>2.09422E-07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011</text:p>
          </table:table-cell>
          <table:table-cell office:value-type="float" office:value="14400.05" calcext:value-type="float">
            <text:p>14400.0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33.03" calcext:value-type="float">
            <text:p>33.03</text:p>
          </table:table-cell>
          <table:table-cell office:value-type="float" office:value="35.08" calcext:value-type="float">
            <text:p>35.08</text:p>
          </table:table-cell>
          <table:table-cell office:value-type="float" office:value="33.03" calcext:value-type="float">
            <text:p>33.03</text:p>
          </table:table-cell>
          <table:table-cell office:value-type="float" office:value="35.08" calcext:value-type="float">
            <text:p>35.0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glob</text:p>
          </table:table-cell>
          <table:table-cell office:value-type="float" office:value="14400" calcext:value-type="float">
            <text:p>144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86" calcext:value-type="float">
            <text:p>3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17.28" calcext:value-type="float">
            <text:p>17.28</text:p>
          </table:table-cell>
          <table:table-cell office:value-type="float" office:value="33.56" calcext:value-type="float">
            <text:p>33.56</text:p>
          </table:table-cell>
          <table:table-cell office:value-type="float" office:value="17.28" calcext:value-type="float">
            <text:p>17.28</text:p>
          </table:table-cell>
          <table:table-cell office:value-type="float" office:value="33.56" calcext:value-type="float">
            <text:p>33.5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swot</text:p>
          </table:table-cell>
          <table:table-cell office:value-type="float" office:value="446.2" calcext:value-type="float">
            <text:p>446.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w04</text:p>
          </table:table-cell>
          <table:table-cell office:value-type="float" office:value="1390.79" calcext:value-type="float">
            <text:p>1390.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-0" calcext:value-type="float">
            <text:p>0</text:p>
          </table:table-cell>
          <table:table-cell table:number-columns-repeated="4" office:value-type="float" office:value="66.08" calcext:value-type="float">
            <text:p>66.0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033</text:p>
          </table:table-cell>
          <table:table-cell office:value-type="float" office:value="29.6" calcext:value-type="float">
            <text:p>29.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4.42" calcext:value-type="float">
            <text:p>34.42</text:p>
          </table:table-cell>
          <table:table-cell office:value-type="float" office:value="35.16" calcext:value-type="float">
            <text:p>35.16</text:p>
          </table:table-cell>
          <table:table-cell office:value-type="float" office:value="34.42" calcext:value-type="float">
            <text:p>34.42</text:p>
          </table:table-cell>
          <table:table-cell office:value-type="float" office:value="35.16" calcext:value-type="float">
            <text:p>35.1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201</text:p>
          </table:table-cell>
          <table:table-cell office:value-type="float" office:value="7196.25" calcext:value-type="float">
            <text:p>7196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.52" calcext:value-type="float">
            <text:p>6.5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282</text:p>
          </table:table-cell>
          <table:table-cell office:value-type="float" office:value="12318.73" calcext:value-type="float">
            <text:p>12318.7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2" calcext:value-type="float">
            <text:p>4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office:value-type="float" office:value="9.94" calcext:value-type="float">
            <text:p>9.94</text:p>
          </table:table-cell>
          <table:table-cell office:value-type="float" office:value="3.19" calcext:value-type="float">
            <text:p>3.19</text:p>
          </table:table-cell>
          <table:table-cell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548</text:p>
          </table:table-cell>
          <table:table-cell office:value-type="float" office:value="14400.01" calcext:value-type="float">
            <text:p>14400.0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61.7" calcext:value-type="float">
            <text:p>61.7</text:p>
          </table:table-cell>
          <table:table-cell office:value-type="float" office:value="74.19" calcext:value-type="float">
            <text:p>74.19</text:p>
          </table:table-cell>
          <table:table-cell office:value-type="float" office:value="61.7" calcext:value-type="float">
            <text:p>61.7</text:p>
          </table:table-cell>
          <table:table-cell office:value-type="float" office:value="74.19" calcext:value-type="float">
            <text:p>74.19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2756</text:p>
          </table:table-cell>
          <table:table-cell office:value-type="float" office:value="14446.4" calcext:value-type="float">
            <text:p>14446.4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58.02" calcext:value-type="float">
            <text:p>58.02</text:p>
          </table:table-cell>
          <table:table-cell office:value-type="float" office:value="58.86" calcext:value-type="float">
            <text:p>58.86</text:p>
          </table:table-cell>
          <table:table-cell office:value-type="float" office:value="58.02" calcext:value-type="float">
            <text:p>58.02</text:p>
          </table:table-cell>
          <table:table-cell office:value-type="float" office:value="58.86" calcext:value-type="float">
            <text:p>58.8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k1</text:p>
          </table:table-cell>
          <table:table-cell office:value-type="float" office:value="567.62" calcext:value-type="float">
            <text:p>567.6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p08a</text:p>
          </table:table-cell>
          <table:table-cell office:value-type="float" office:value="14400.98" calcext:value-type="float">
            <text:p>14400.9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54.88" calcext:value-type="float">
            <text:p>54.88</text:p>
          </table:table-cell>
          <table:table-cell office:value-type="float" office:value="64.21" calcext:value-type="float">
            <text:p>64.21</text:p>
          </table:table-cell>
          <table:table-cell office:value-type="float" office:value="54.88" calcext:value-type="float">
            <text:p>54.88</text:p>
          </table:table-cell>
          <table:table-cell office:value-type="float" office:value="64.21" calcext:value-type="float">
            <text:p>64.2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p08acuts</text:p>
          </table:table-cell>
          <table:table-cell office:value-type="float" office:value="14565.39" calcext:value-type="float">
            <text:p>14565.3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33.79" calcext:value-type="float">
            <text:p>33.79</text:p>
          </table:table-cell>
          <table:table-cell office:value-type="float" office:value="40.86" calcext:value-type="float">
            <text:p>40.86</text:p>
          </table:table-cell>
          <table:table-cell office:value-type="float" office:value="33.79" calcext:value-type="float">
            <text:p>33.79</text:p>
          </table:table-cell>
          <table:table-cell office:value-type="float" office:value="40.86" calcext:value-type="float">
            <text:p>40.8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iu</text:p>
          </table:table-cell>
          <table:table-cell office:value-type="float" office:value="14400.08" calcext:value-type="float">
            <text:p>14400.0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68" calcext:value-type="float">
            <text:p>1.68</text:p>
          </table:table-cell>
          <table:table-cell office:value-type="float" office:value="1.5" calcext:value-type="float">
            <text:p>1.5</text:p>
          </table:table-cell>
          <table:table-cell office:value-type="float" office:value="1.68" calcext:value-type="float">
            <text:p>1.6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net1</text:p>
          </table:table-cell>
          <table:table-cell office:value-type="float" office:value="14400.01" calcext:value-type="float">
            <text:p>14400.0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1.73" calcext:value-type="float">
            <text:p>11.73</text:p>
          </table:table-cell>
          <table:table-cell office:value-type="float" office:value="16.75" calcext:value-type="float">
            <text:p>16.75</text:p>
          </table:table-cell>
          <table:table-cell office:value-type="float" office:value="11.73" calcext:value-type="float">
            <text:p>11.73</text:p>
          </table:table-cell>
          <table:table-cell office:value-type="float" office:value="16.75" calcext:value-type="float">
            <text:p>16.7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net1_o</text:p>
          </table:table-cell>
          <table:table-cell office:value-type="float" office:value="14400.01" calcext:value-type="float">
            <text:p>14400.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4" calcext:value-type="float">
            <text:p>3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19.84" calcext:value-type="float">
            <text:p>19.84</text:p>
          </table:table-cell>
          <table:table-cell office:value-type="float" office:value="30.54" calcext:value-type="float">
            <text:p>30.54</text:p>
          </table:table-cell>
          <table:table-cell office:value-type="float" office:value="19.84" calcext:value-type="float">
            <text:p>19.84</text:p>
          </table:table-cell>
          <table:table-cell office:value-type="float" office:value="30.54" calcext:value-type="float">
            <text:p>30.5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ntacar</text:p>
          </table:table-cell>
          <table:table-cell office:value-type="float" office:value="14430.31" calcext:value-type="float">
            <text:p>14430.3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46" calcext:value-type="float">
            <text:p>5.4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gn</text:p>
          </table:table-cell>
          <table:table-cell office:value-type="float" office:value="28.86" calcext:value-type="float">
            <text:p>28.8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1.98" calcext:value-type="float">
            <text:p>11.9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ut</text:p>
          </table:table-cell>
          <table:table-cell office:value-type="float" office:value="14400.03" calcext:value-type="float">
            <text:p>14400.0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32" calcext:value-type="float">
            <text:p>0.3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1ch</text:p>
          </table:table-cell>
          <table:table-cell office:value-type="float" office:value="14400" calcext:value-type="float">
            <text:p>144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5" calcext:value-type="float">
            <text:p>38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29.41" calcext:value-type="float">
            <text:p>29.41</text:p>
          </table:table-cell>
          <table:table-cell office:value-type="float" office:value="72.25" calcext:value-type="float">
            <text:p>72.25</text:p>
          </table:table-cell>
          <table:table-cell office:value-type="float" office:value="29.41" calcext:value-type="float">
            <text:p>29.41</text:p>
          </table:table-cell>
          <table:table-cell office:value-type="float" office:value="72.25" calcext:value-type="float">
            <text:p>72.2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ymour</text:p>
          </table:table-cell>
          <table:table-cell office:value-type="float" office:value="14400.01" calcext:value-type="float">
            <text:p>14400.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5.69" calcext:value-type="float">
            <text:p>5.69</text:p>
          </table:table-cell>
          <table:table-cell office:value-type="float" office:value="6.65" calcext:value-type="float">
            <text:p>6.65</text:p>
          </table:table-cell>
          <table:table-cell office:value-type="float" office:value="5.69" calcext:value-type="float">
            <text:p>5.69</text:p>
          </table:table-cell>
          <table:table-cell office:value-type="float" office:value="6.65" calcext:value-type="float">
            <text:p>6.6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in27</text:p>
          </table:table-cell>
          <table:table-cell office:value-type="float" office:value="1809.07" calcext:value-type="float">
            <text:p>1809.0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in45</text:p>
          </table:table-cell>
          <table:table-cell office:value-type="float" office:value="14400.03" calcext:value-type="float">
            <text:p>14400.0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9" calcext:value-type="float">
            <text:p>3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ath</text:p>
          </table:table-cell>
          <table:table-cell office:value-type="float" office:value="14400.01" calcext:value-type="float">
            <text:p>14400.0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0.65" calcext:value-type="float">
            <text:p>10.65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5" calcext:value-type="float">
            <text:p>10.65</text:p>
          </table:table-cell>
          <table:table-cell office:value-type="float" office:value="10.72" calcext:value-type="float">
            <text:p>10.7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pm1</text:p>
          </table:table-cell>
          <table:table-cell office:value-type="float" office:value="780.18" calcext:value-type="float">
            <text:p>780.1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29.91" calcext:value-type="float">
            <text:p>29.91</text:p>
          </table:table-cell>
          <table:table-cell office:value-type="float" office:value="33.64" calcext:value-type="float">
            <text:p>33.64</text:p>
          </table:table-cell>
          <table:table-cell office:value-type="float" office:value="29.91" calcext:value-type="float">
            <text:p>29.91</text:p>
          </table:table-cell>
          <table:table-cell office:value-type="float" office:value="33.64" calcext:value-type="float">
            <text:p>33.6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pm2</text:p>
          </table:table-cell>
          <table:table-cell office:value-type="float" office:value="1880.87" calcext:value-type="float">
            <text:p>1880.8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3.87" calcext:value-type="float">
            <text:p>13.87</text:p>
          </table:table-cell>
          <table:table-cell office:value-type="float" office:value="23.47" calcext:value-type="float">
            <text:p>23.47</text:p>
          </table:table-cell>
          <table:table-cell office:value-type="float" office:value="13.87" calcext:value-type="float">
            <text:p>13.87</text:p>
          </table:table-cell>
          <table:table-cell office:value-type="float" office:value="23.47" calcext:value-type="float">
            <text:p>23.47</text:p>
          </table:table-cell>
          <table:table-cell table:number-columns-repeated="1009"/>
        </table:table-row>
      </table:table>
      <table:named-expressions/>
      <table:database-ranges>
        <table:database-range table:name="__Anonymous_Sheet_DB__0" table:target-range-address="table_ic3.A1:table_ic3.O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2T09:48:12.019110232</dc:date>
    <meta:editing-duration>PT6M36S</meta:editing-duration>
    <meta:editing-cycles>2</meta:editing-cycles>
    <meta:generator>LibreOffice/5.0.3.2$Linux_X86_64 LibreOffice_project/00m0$Build-2</meta:generator>
    <meta:document-statistic meta:table-count="1" meta:cell-count="990" meta:object-count="0"/>
  </office:meta>
</office:document-meta>
</file>